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obs" table:style-name="ta1">
        <table:table-column table:style-name="co1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BEFORE 28/10 : <text:a xlink:href="https://www.santafe.edu/jobs/Omidyar-Fellowship-and-ASU-SFI-Center-for-Biosocia" xlink:type="simple">https://www.santafe.edu/jobs/Omidyar-Fellowship-and-ASU-SFI-Center-for-Biosocia</text:a></text:p>
          </table:table-cell>
        </table:table-row>
        <table:table-row table:style-name="ro1">
          <table:table-cell office:value-type="string" calcext:value-type="string">
            <text:p>https://www.santafe.edu/jobs/SFI-Postdoc-Computational-Social-Scienc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FORE 24/10</text:p>
          </table:table-cell>
        </table:table-row>
        <table:table-row table:style-name="ro1">
          <table:table-cell office:value-type="string" calcext:value-type="string">
            <text:p>https://www.ucl.ac.uk/bartlett/casa/news/2018/sep/casa-recruiting-research-fellow-urban-modelling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https://www.fun.ac.jp/en/recruit201901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abos acceuil cnrs</text:p>
          </table:table-cell>
        </table:table-row>
        <table:table-row table:style-name="ro1">
          <table:table-cell office:value-type="string" calcext:value-type="string">
            <text:p>https://ecoleurbainedelyon.universite-lyon.fr/contact/</text:p>
          </table:table-cell>
        </table:table-row>
        <table:table-row table:style-name="ro1">
          <table:table-cell office:value-type="string" calcext:value-type="string">
            <text:p>http://www.lied-pieri.univ-paris-diderot.fr/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https://miurban.uchicago.edu/our-work/</text:p>
          </table:table-cell>
        </table:table-row>
        <table:table-row table:style-name="ro1">
          <table:table-cell office:value-type="string" calcext:value-type="string">
            <text:p>http://vermontcomplexsystems.org/people/positions/</text:p>
          </table:table-cell>
        </table:table-row>
      </table:table>
      <table:table table:name="Ressources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nterdisc ? https://www.slideshare.net/HirokiSayama/how-to-survive-as-an-interdisciplinary-be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1">00/00/0000</text:date>, <text:time style:data-style-name="N2" text:time-value="16:18:47.88264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18-10-21T16:20:12.262761000</dc:date>
    <meta:editing-duration>PT8M44S</meta:editing-duration>
    <meta:editing-cycles>9</meta:editing-cycles>
    <meta:generator>LibreOffice/5.4.6.2$MacOSX_X86_64 LibreOffice_project/4014ce260a04f1026ba855d3b8d91541c224eab8</meta:generator>
    <meta:document-statistic meta:table-count="2" meta:cell-count="12" meta:object-count="0"/>
  </office:meta>
</office:document-meta>
</file>